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20BC4187FECEDE4A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89cm" svg:height="10.175cm" draw:transform="rotate (1.5707963267949) translate (5.693cm 23cm)">
          <draw:image xlink:href="Pictures/100002010000020000000120BC4187FECEDE4A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8T12:54:56.229264978</dc:date>
    <meta:editing-duration>PT2M3S</meta:editing-duration>
    <meta:editing-cycles>1</meta:editing-cycles>
    <meta:document-statistic meta:object-count="1"/>
    <meta:generator>LibreOffice/6.0.7.3$Linux_X86_64 LibreOffice_project/00m0$Build-3</meta:generator>
  </office:meta>
</office:document-meta>
</file>